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9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1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8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20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30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7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30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7-3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6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5-3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4-29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3-2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2-2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9-01-3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12-28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11-2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09-24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08-28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07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06-2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05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04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03-2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02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8-01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12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11-2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10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09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08-29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07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06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05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04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03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02-2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02R</text:p>
          </table:table-cell>
          <table:table-cell office:value-type="string" calcext:value-type="string">
            <text:p>Concord, NH Overburden Well 2, Deep Couplet Member Replacement</text:p>
          </table:table-cell>
          <table:table-cell office:value-type="string" calcext:value-type="string">
            <text:p>2017-01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02" meta:object-count="0"/>
    <meta:user-defined meta:name="AppVersion">3.0</meta:user-defined>
  </office:meta>
</office:document-meta>
</file>